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16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58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74pt double-thin #000000" style:border-line-width-top="0.18mm 0.04mm 0.18mm"/>
    </style:style>
  </office:automatic-styles>
  <office:body>
    <office:spreadsheet>
      <table:calculation-settings table:automatic-find-labels="false"/>
      <table:table table:name="(3.3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2"/>
          <table:table-cell table:number-columns-repeated="3" office:value-type="string" calcext:value-type="string">
            <text:p>MarkerSet:intersection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8392B20CF49E35718D0100000000</text:p>
          </table:table-cell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Position</text:p>
          </table:table-cell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548406" calcext:value-type="float">
            <text:p>1,548406</text:p>
          </table:table-cell>
          <table:table-cell office:value-type="float" office:value="-0.005897" calcext:value-type="float">
            <text:p>-0,005897</text:p>
          </table:table-cell>
          <table:table-cell office:value-type="float" office:value="-0.336925" calcext:value-type="float">
            <text:p>-0,3369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8333" calcext:value-type="float">
            <text:p>0,008333</text:p>
          </table:table-cell>
          <table:table-cell office:value-type="float" office:value="1.548411" calcext:value-type="float">
            <text:p>1,548411</text:p>
          </table:table-cell>
          <table:table-cell office:value-type="float" office:value="-0.005904" calcext:value-type="float">
            <text:p>-0,005904</text:p>
          </table:table-cell>
          <table:table-cell office:value-type="float" office:value="-0.336923" calcext:value-type="float">
            <text:p>-0,3369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6667" calcext:value-type="float">
            <text:p>0,016667</text:p>
          </table:table-cell>
          <table:table-cell office:value-type="float" office:value="1.548389" calcext:value-type="float">
            <text:p>1,548389</text:p>
          </table:table-cell>
          <table:table-cell office:value-type="float" office:value="-0.005918" calcext:value-type="float">
            <text:p>-0,005918</text:p>
          </table:table-cell>
          <table:table-cell office:value-type="float" office:value="-0.336923" calcext:value-type="float">
            <text:p>-0,3369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1.548411" calcext:value-type="float">
            <text:p>1,548411</text:p>
          </table:table-cell>
          <table:table-cell office:value-type="float" office:value="-0.005913" calcext:value-type="float">
            <text:p>-0,005913</text:p>
          </table:table-cell>
          <table:table-cell office:value-type="float" office:value="-0.336921" calcext:value-type="float">
            <text:p>-0,33692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3333" calcext:value-type="float">
            <text:p>0,033333</text:p>
          </table:table-cell>
          <table:table-cell office:value-type="float" office:value="1.548409" calcext:value-type="float">
            <text:p>1,548409</text:p>
          </table:table-cell>
          <table:table-cell office:value-type="float" office:value="-0.005879" calcext:value-type="float">
            <text:p>-0,005879</text:p>
          </table:table-cell>
          <table:table-cell office:value-type="float" office:value="-0.336927" calcext:value-type="float">
            <text:p>-0,3369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41667" calcext:value-type="float">
            <text:p>0,041667</text:p>
          </table:table-cell>
          <table:table-cell office:value-type="float" office:value="1.548401" calcext:value-type="float">
            <text:p>1,548401</text:p>
          </table:table-cell>
          <table:table-cell office:value-type="float" office:value="-0.005887" calcext:value-type="float">
            <text:p>-0,005887</text:p>
          </table:table-cell>
          <table:table-cell office:value-type="float" office:value="-0.336935" calcext:value-type="float">
            <text:p>-0,3369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" calcext:value-type="float">
            <text:p>0,05</text:p>
          </table:table-cell>
          <table:table-cell office:value-type="float" office:value="1.548396" calcext:value-type="float">
            <text:p>1,548396</text:p>
          </table:table-cell>
          <table:table-cell office:value-type="float" office:value="-0.005892" calcext:value-type="float">
            <text:p>-0,005892</text:p>
          </table:table-cell>
          <table:table-cell office:value-type="float" office:value="-0.336924" calcext:value-type="float">
            <text:p>-0,3369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33" calcext:value-type="float">
            <text:p>0,058333</text:p>
          </table:table-cell>
          <table:table-cell office:value-type="float" office:value="1.548391" calcext:value-type="float">
            <text:p>1,548391</text:p>
          </table:table-cell>
          <table:table-cell office:value-type="float" office:value="-0.005896" calcext:value-type="float">
            <text:p>-0,005896</text:p>
          </table:table-cell>
          <table:table-cell office:value-type="float" office:value="-0.33693" calcext:value-type="float">
            <text:p>-0,336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1.548394" calcext:value-type="float">
            <text:p>1,548394</text:p>
          </table:table-cell>
          <table:table-cell office:value-type="float" office:value="-0.005887" calcext:value-type="float">
            <text:p>-0,005887</text:p>
          </table:table-cell>
          <table:table-cell office:value-type="float" office:value="-0.336933" calcext:value-type="float">
            <text:p>-0,3369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75" calcext:value-type="float">
            <text:p>0,075</text:p>
          </table:table-cell>
          <table:table-cell office:value-type="float" office:value="1.548388" calcext:value-type="float">
            <text:p>1,548388</text:p>
          </table:table-cell>
          <table:table-cell office:value-type="float" office:value="-0.005894" calcext:value-type="float">
            <text:p>-0,005894</text:p>
          </table:table-cell>
          <table:table-cell office:value-type="float" office:value="-0.336924" calcext:value-type="float">
            <text:p>-0,3369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3333" calcext:value-type="float">
            <text:p>0,083333</text:p>
          </table:table-cell>
          <table:table-cell office:value-type="float" office:value="1.548405" calcext:value-type="float">
            <text:p>1,548405</text:p>
          </table:table-cell>
          <table:table-cell office:value-type="float" office:value="-0.005889" calcext:value-type="float">
            <text:p>-0,005889</text:p>
          </table:table-cell>
          <table:table-cell office:value-type="float" office:value="-0.336913" calcext:value-type="float">
            <text:p>-0,3369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91667" calcext:value-type="float">
            <text:p>0,091667</text:p>
          </table:table-cell>
          <table:table-cell office:value-type="float" office:value="1.5484" calcext:value-type="float">
            <text:p>1,5484</text:p>
          </table:table-cell>
          <table:table-cell office:value-type="float" office:value="-0.005884" calcext:value-type="float">
            <text:p>-0,005884</text:p>
          </table:table-cell>
          <table:table-cell office:value-type="float" office:value="-0.336926" calcext:value-type="float">
            <text:p>-0,3369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1.548392" calcext:value-type="float">
            <text:p>1,548392</text:p>
          </table:table-cell>
          <table:table-cell office:value-type="float" office:value="-0.005889" calcext:value-type="float">
            <text:p>-0,005889</text:p>
          </table:table-cell>
          <table:table-cell office:value-type="float" office:value="-0.336917" calcext:value-type="float">
            <text:p>-0,336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8333" calcext:value-type="float">
            <text:p>0,108333</text:p>
          </table:table-cell>
          <table:table-cell office:value-type="float" office:value="1.548396" calcext:value-type="float">
            <text:p>1,548396</text:p>
          </table:table-cell>
          <table:table-cell office:value-type="float" office:value="-0.005895" calcext:value-type="float">
            <text:p>-0,005895</text:p>
          </table:table-cell>
          <table:table-cell office:value-type="float" office:value="-0.336926" calcext:value-type="float">
            <text:p>-0,336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16667" calcext:value-type="float">
            <text:p>0,116667</text:p>
          </table:table-cell>
          <table:table-cell office:value-type="float" office:value="1.548388" calcext:value-type="float">
            <text:p>1,548388</text:p>
          </table:table-cell>
          <table:table-cell office:value-type="float" office:value="-0.005897" calcext:value-type="float">
            <text:p>-0,005897</text:p>
          </table:table-cell>
          <table:table-cell office:value-type="float" office:value="-0.336916" calcext:value-type="float">
            <text:p>-0,3369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5" calcext:value-type="float">
            <text:p>0,125</text:p>
          </table:table-cell>
          <table:table-cell office:value-type="float" office:value="1.548383" calcext:value-type="float">
            <text:p>1,548383</text:p>
          </table:table-cell>
          <table:table-cell office:value-type="float" office:value="-0.005892" calcext:value-type="float">
            <text:p>-0,005892</text:p>
          </table:table-cell>
          <table:table-cell office:value-type="float" office:value="-0.336921" calcext:value-type="float">
            <text:p>-0,3369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1.548398" calcext:value-type="float">
            <text:p>1,548398</text:p>
          </table:table-cell>
          <table:table-cell office:value-type="float" office:value="-0.005873" calcext:value-type="float">
            <text:p>-0,005873</text:p>
          </table:table-cell>
          <table:table-cell office:value-type="float" office:value="-0.336926" calcext:value-type="float">
            <text:p>-0,3369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41667" calcext:value-type="float">
            <text:p>0,141667</text:p>
          </table:table-cell>
          <table:table-cell office:value-type="float" office:value="1.548391" calcext:value-type="float">
            <text:p>1,548391</text:p>
          </table:table-cell>
          <table:table-cell office:value-type="float" office:value="-0.005885" calcext:value-type="float">
            <text:p>-0,005885</text:p>
          </table:table-cell>
          <table:table-cell office:value-type="float" office:value="-0.336915" calcext:value-type="float">
            <text:p>-0,3369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5" calcext:value-type="float">
            <text:p>0,15</text:p>
          </table:table-cell>
          <table:table-cell office:value-type="float" office:value="1.548404" calcext:value-type="float">
            <text:p>1,548404</text:p>
          </table:table-cell>
          <table:table-cell office:value-type="float" office:value="-0.005874" calcext:value-type="float">
            <text:p>-0,005874</text:p>
          </table:table-cell>
          <table:table-cell office:value-type="float" office:value="-0.336929" calcext:value-type="float">
            <text:p>-0,33692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58333" calcext:value-type="float">
            <text:p>0,158333</text:p>
          </table:table-cell>
          <table:table-cell office:value-type="float" office:value="1.548393" calcext:value-type="float">
            <text:p>1,548393</text:p>
          </table:table-cell>
          <table:table-cell office:value-type="float" office:value="-0.005898" calcext:value-type="float">
            <text:p>-0,005898</text:p>
          </table:table-cell>
          <table:table-cell office:value-type="float" office:value="-0.336917" calcext:value-type="float">
            <text:p>-0,3369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6667" calcext:value-type="float">
            <text:p>0,166667</text:p>
          </table:table-cell>
          <table:table-cell office:value-type="float" office:value="1.54842" calcext:value-type="float">
            <text:p>1,54842</text:p>
          </table:table-cell>
          <table:table-cell office:value-type="float" office:value="-0.005892" calcext:value-type="float">
            <text:p>-0,005892</text:p>
          </table:table-cell>
          <table:table-cell office:value-type="float" office:value="-0.336924" calcext:value-type="float">
            <text:p>-0,3369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75" calcext:value-type="float">
            <text:p>0,175</text:p>
          </table:table-cell>
          <table:table-cell office:value-type="float" office:value="1.548395" calcext:value-type="float">
            <text:p>1,548395</text:p>
          </table:table-cell>
          <table:table-cell office:value-type="float" office:value="-0.005891" calcext:value-type="float">
            <text:p>-0,005891</text:p>
          </table:table-cell>
          <table:table-cell office:value-type="float" office:value="-0.336933" calcext:value-type="float">
            <text:p>-0,3369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83333" calcext:value-type="float">
            <text:p>0,183333</text:p>
          </table:table-cell>
          <table:table-cell office:value-type="float" office:value="1.548401" calcext:value-type="float">
            <text:p>1,548401</text:p>
          </table:table-cell>
          <table:table-cell office:value-type="float" office:value="-0.005897" calcext:value-type="float">
            <text:p>-0,005897</text:p>
          </table:table-cell>
          <table:table-cell office:value-type="float" office:value="-0.336917" calcext:value-type="float">
            <text:p>-0,3369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1667" calcext:value-type="float">
            <text:p>0,191667</text:p>
          </table:table-cell>
          <table:table-cell office:value-type="float" office:value="1.548382" calcext:value-type="float">
            <text:p>1,548382</text:p>
          </table:table-cell>
          <table:table-cell office:value-type="float" office:value="-0.005897" calcext:value-type="float">
            <text:p>-0,005897</text:p>
          </table:table-cell>
          <table:table-cell office:value-type="float" office:value="-0.336929" calcext:value-type="float">
            <text:p>-0,3369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" calcext:value-type="float">
            <text:p>0,2</text:p>
          </table:table-cell>
          <table:table-cell office:value-type="float" office:value="1.548396" calcext:value-type="float">
            <text:p>1,548396</text:p>
          </table:table-cell>
          <table:table-cell office:value-type="float" office:value="-0.005879" calcext:value-type="float">
            <text:p>-0,005879</text:p>
          </table:table-cell>
          <table:table-cell office:value-type="float" office:value="-0.336928" calcext:value-type="float">
            <text:p>-0,3369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1.548398" calcext:value-type="float">
            <text:p>1,548398</text:p>
          </table:table-cell>
          <table:table-cell office:value-type="float" office:value="-0.005881" calcext:value-type="float">
            <text:p>-0,005881</text:p>
          </table:table-cell>
          <table:table-cell office:value-type="float" office:value="-0.336935" calcext:value-type="float">
            <text:p>-0,33693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16667" calcext:value-type="float">
            <text:p>0,216667</text:p>
          </table:table-cell>
          <table:table-cell office:value-type="float" office:value="1.548404" calcext:value-type="float">
            <text:p>1,548404</text:p>
          </table:table-cell>
          <table:table-cell office:value-type="float" office:value="-0.005898" calcext:value-type="float">
            <text:p>-0,005898</text:p>
          </table:table-cell>
          <table:table-cell office:value-type="float" office:value="-0.336931" calcext:value-type="float">
            <text:p>-0,33693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5" calcext:value-type="float">
            <text:p>0,225</text:p>
          </table:table-cell>
          <table:table-cell office:value-type="float" office:value="1.548386" calcext:value-type="float">
            <text:p>1,548386</text:p>
          </table:table-cell>
          <table:table-cell office:value-type="float" office:value="-0.005901" calcext:value-type="float">
            <text:p>-0,005901</text:p>
          </table:table-cell>
          <table:table-cell office:value-type="float" office:value="-0.336923" calcext:value-type="float">
            <text:p>-0,33692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33333" calcext:value-type="float">
            <text:p>0,233333</text:p>
          </table:table-cell>
          <table:table-cell office:value-type="float" office:value="1.548376" calcext:value-type="float">
            <text:p>1,548376</text:p>
          </table:table-cell>
          <table:table-cell office:value-type="float" office:value="-0.005897" calcext:value-type="float">
            <text:p>-0,005897</text:p>
          </table:table-cell>
          <table:table-cell office:value-type="float" office:value="-0.336922" calcext:value-type="float">
            <text:p>-0,3369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1667" calcext:value-type="float">
            <text:p>0,241667</text:p>
          </table:table-cell>
          <table:table-cell office:value-type="float" office:value="1.548395" calcext:value-type="float">
            <text:p>1,548395</text:p>
          </table:table-cell>
          <table:table-cell office:value-type="float" office:value="-0.005881" calcext:value-type="float">
            <text:p>-0,005881</text:p>
          </table:table-cell>
          <table:table-cell office:value-type="float" office:value="-0.336939" calcext:value-type="float">
            <text:p>-0,3369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5" calcext:value-type="float">
            <text:p>0,25</text:p>
          </table:table-cell>
          <table:table-cell office:value-type="float" office:value="1.548406" calcext:value-type="float">
            <text:p>1,548406</text:p>
          </table:table-cell>
          <table:table-cell office:value-type="float" office:value="-0.005884" calcext:value-type="float">
            <text:p>-0,005884</text:p>
          </table:table-cell>
          <table:table-cell office:value-type="float" office:value="-0.336923" calcext:value-type="float">
            <text:p>-0,3369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8333" calcext:value-type="float">
            <text:p>0,258333</text:p>
          </table:table-cell>
          <table:table-cell office:value-type="float" office:value="1.5484" calcext:value-type="float">
            <text:p>1,5484</text:p>
          </table:table-cell>
          <table:table-cell office:value-type="float" office:value="-0.005885" calcext:value-type="float">
            <text:p>-0,005885</text:p>
          </table:table-cell>
          <table:table-cell office:value-type="float" office:value="-0.33693" calcext:value-type="float">
            <text:p>-0,3369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1.548401" calcext:value-type="float">
            <text:p>1,548401</text:p>
          </table:table-cell>
          <table:table-cell office:value-type="float" office:value="-0.005891" calcext:value-type="float">
            <text:p>-0,005891</text:p>
          </table:table-cell>
          <table:table-cell office:value-type="float" office:value="-0.33691" calcext:value-type="float">
            <text:p>-0,336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5" calcext:value-type="float">
            <text:p>0,275</text:p>
          </table:table-cell>
          <table:table-cell office:value-type="float" office:value="1.548401" calcext:value-type="float">
            <text:p>1,548401</text:p>
          </table:table-cell>
          <table:table-cell office:value-type="float" office:value="-0.005881" calcext:value-type="float">
            <text:p>-0,005881</text:p>
          </table:table-cell>
          <table:table-cell office:value-type="float" office:value="-0.336924" calcext:value-type="float">
            <text:p>-0,3369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3333" calcext:value-type="float">
            <text:p>0,283333</text:p>
          </table:table-cell>
          <table:table-cell office:value-type="float" office:value="1.548409" calcext:value-type="float">
            <text:p>1,548409</text:p>
          </table:table-cell>
          <table:table-cell office:value-type="float" office:value="-0.005887" calcext:value-type="float">
            <text:p>-0,005887</text:p>
          </table:table-cell>
          <table:table-cell office:value-type="float" office:value="-0.336931" calcext:value-type="float">
            <text:p>-0,33693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1.548389" calcext:value-type="float">
            <text:p>1,548389</text:p>
          </table:table-cell>
          <table:table-cell office:value-type="float" office:value="-0.005871" calcext:value-type="float">
            <text:p>-0,005871</text:p>
          </table:table-cell>
          <table:table-cell office:value-type="float" office:value="-0.336917" calcext:value-type="float">
            <text:p>-0,3369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" calcext:value-type="float">
            <text:p>0,3</text:p>
          </table:table-cell>
          <table:table-cell office:value-type="float" office:value="1.548411" calcext:value-type="float">
            <text:p>1,548411</text:p>
          </table:table-cell>
          <table:table-cell office:value-type="float" office:value="-0.005871" calcext:value-type="float">
            <text:p>-0,005871</text:p>
          </table:table-cell>
          <table:table-cell office:value-type="float" office:value="-0.336912" calcext:value-type="float">
            <text:p>-0,3369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08333" calcext:value-type="float">
            <text:p>0,308333</text:p>
          </table:table-cell>
          <table:table-cell office:value-type="float" office:value="1.548401" calcext:value-type="float">
            <text:p>1,548401</text:p>
          </table:table-cell>
          <table:table-cell office:value-type="float" office:value="-0.00588" calcext:value-type="float">
            <text:p>-0,00588</text:p>
          </table:table-cell>
          <table:table-cell office:value-type="float" office:value="-0.336933" calcext:value-type="float">
            <text:p>-0,3369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16667" calcext:value-type="float">
            <text:p>0,316667</text:p>
          </table:table-cell>
          <table:table-cell office:value-type="float" office:value="1.548393" calcext:value-type="float">
            <text:p>1,548393</text:p>
          </table:table-cell>
          <table:table-cell office:value-type="float" office:value="-0.005896" calcext:value-type="float">
            <text:p>-0,005896</text:p>
          </table:table-cell>
          <table:table-cell office:value-type="float" office:value="-0.336924" calcext:value-type="float">
            <text:p>-0,33692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25" calcext:value-type="float">
            <text:p>0,325</text:p>
          </table:table-cell>
          <table:table-cell office:value-type="float" office:value="1.548404" calcext:value-type="float">
            <text:p>1,548404</text:p>
          </table:table-cell>
          <table:table-cell office:value-type="float" office:value="-0.005876" calcext:value-type="float">
            <text:p>-0,005876</text:p>
          </table:table-cell>
          <table:table-cell office:value-type="float" office:value="-0.336931" calcext:value-type="float">
            <text:p>-0,33693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1.548404" calcext:value-type="float">
            <text:p>1,548404</text:p>
          </table:table-cell>
          <table:table-cell office:value-type="float" office:value="-0.005877" calcext:value-type="float">
            <text:p>-0,005877</text:p>
          </table:table-cell>
          <table:table-cell office:value-type="float" office:value="-0.336926" calcext:value-type="float">
            <text:p>-0,33692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41667" calcext:value-type="float">
            <text:p>0,341667</text:p>
          </table:table-cell>
          <table:table-cell office:value-type="float" office:value="1.548391" calcext:value-type="float">
            <text:p>1,548391</text:p>
          </table:table-cell>
          <table:table-cell office:value-type="float" office:value="-0.005884" calcext:value-type="float">
            <text:p>-0,005884</text:p>
          </table:table-cell>
          <table:table-cell office:value-type="float" office:value="-0.336912" calcext:value-type="float">
            <text:p>-0,3369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5" calcext:value-type="float">
            <text:p>0,35</text:p>
          </table:table-cell>
          <table:table-cell office:value-type="float" office:value="1.548408" calcext:value-type="float">
            <text:p>1,548408</text:p>
          </table:table-cell>
          <table:table-cell office:value-type="float" office:value="-0.00588" calcext:value-type="float">
            <text:p>-0,00588</text:p>
          </table:table-cell>
          <table:table-cell office:value-type="float" office:value="-0.336925" calcext:value-type="float">
            <text:p>-0,3369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58333" calcext:value-type="float">
            <text:p>0,358333</text:p>
          </table:table-cell>
          <table:table-cell office:value-type="float" office:value="1.548403" calcext:value-type="float">
            <text:p>1,548403</text:p>
          </table:table-cell>
          <table:table-cell office:value-type="float" office:value="-0.005867" calcext:value-type="float">
            <text:p>-0,005867</text:p>
          </table:table-cell>
          <table:table-cell office:value-type="float" office:value="-0.336909" calcext:value-type="float">
            <text:p>-0,33690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66667" calcext:value-type="float">
            <text:p>0,366667</text:p>
          </table:table-cell>
          <table:table-cell office:value-type="float" office:value="1.548405" calcext:value-type="float">
            <text:p>1,548405</text:p>
          </table:table-cell>
          <table:table-cell office:value-type="float" office:value="-0.005875" calcext:value-type="float">
            <text:p>-0,005875</text:p>
          </table:table-cell>
          <table:table-cell office:value-type="float" office:value="-0.336924" calcext:value-type="float">
            <text:p>-0,33692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75" calcext:value-type="float">
            <text:p>0,375</text:p>
          </table:table-cell>
          <table:table-cell office:value-type="float" office:value="1.548407" calcext:value-type="float">
            <text:p>1,548407</text:p>
          </table:table-cell>
          <table:table-cell office:value-type="float" office:value="-0.005881" calcext:value-type="float">
            <text:p>-0,005881</text:p>
          </table:table-cell>
          <table:table-cell office:value-type="float" office:value="-0.336925" calcext:value-type="float">
            <text:p>-0,33692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83333" calcext:value-type="float">
            <text:p>0,383333</text:p>
          </table:table-cell>
          <table:table-cell office:value-type="float" office:value="1.548401" calcext:value-type="float">
            <text:p>1,548401</text:p>
          </table:table-cell>
          <table:table-cell office:value-type="float" office:value="-0.005875" calcext:value-type="float">
            <text:p>-0,005875</text:p>
          </table:table-cell>
          <table:table-cell office:value-type="float" office:value="-0.336926" calcext:value-type="float">
            <text:p>-0,3369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91667" calcext:value-type="float">
            <text:p>0,391667</text:p>
          </table:table-cell>
          <table:table-cell office:value-type="float" office:value="1.548401" calcext:value-type="float">
            <text:p>1,548401</text:p>
          </table:table-cell>
          <table:table-cell office:value-type="float" office:value="-0.005868" calcext:value-type="float">
            <text:p>-0,005868</text:p>
          </table:table-cell>
          <table:table-cell office:value-type="float" office:value="-0.336917" calcext:value-type="float">
            <text:p>-0,3369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" calcext:value-type="float">
            <text:p>0,4</text:p>
          </table:table-cell>
          <table:table-cell office:value-type="float" office:value="1.548397" calcext:value-type="float">
            <text:p>1,548397</text:p>
          </table:table-cell>
          <table:table-cell office:value-type="float" office:value="-0.00587" calcext:value-type="float">
            <text:p>-0,00587</text:p>
          </table:table-cell>
          <table:table-cell office:value-type="float" office:value="-0.336925" calcext:value-type="float">
            <text:p>-0,3369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08333" calcext:value-type="float">
            <text:p>0,408333</text:p>
          </table:table-cell>
          <table:table-cell office:value-type="float" office:value="1.548387" calcext:value-type="float">
            <text:p>1,548387</text:p>
          </table:table-cell>
          <table:table-cell office:value-type="float" office:value="-0.005891" calcext:value-type="float">
            <text:p>-0,005891</text:p>
          </table:table-cell>
          <table:table-cell office:value-type="float" office:value="-0.336921" calcext:value-type="float">
            <text:p>-0,3369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1.548405" calcext:value-type="float">
            <text:p>1,548405</text:p>
          </table:table-cell>
          <table:table-cell office:value-type="float" office:value="-0.005863" calcext:value-type="float">
            <text:p>-0,005863</text:p>
          </table:table-cell>
          <table:table-cell office:value-type="float" office:value="-0.33694" calcext:value-type="float">
            <text:p>-0,3369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425" calcext:value-type="float">
            <text:p>0,425</text:p>
          </table:table-cell>
          <table:table-cell office:value-type="float" office:value="1.548398" calcext:value-type="float">
            <text:p>1,548398</text:p>
          </table:table-cell>
          <table:table-cell office:value-type="float" office:value="-0.005872" calcext:value-type="float">
            <text:p>-0,005872</text:p>
          </table:table-cell>
          <table:table-cell office:value-type="float" office:value="-0.336934" calcext:value-type="float">
            <text:p>-0,33693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1.548396" calcext:value-type="float">
            <text:p>1,548396</text:p>
          </table:table-cell>
          <table:table-cell office:value-type="float" office:value="-0.00587" calcext:value-type="float">
            <text:p>-0,00587</text:p>
          </table:table-cell>
          <table:table-cell office:value-type="float" office:value="-0.336936" calcext:value-type="float">
            <text:p>-0,3369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441667" calcext:value-type="float">
            <text:p>0,441667</text:p>
          </table:table-cell>
          <table:table-cell office:value-type="float" office:value="1.5484" calcext:value-type="float">
            <text:p>1,5484</text:p>
          </table:table-cell>
          <table:table-cell office:value-type="float" office:value="-0.005865" calcext:value-type="float">
            <text:p>-0,005865</text:p>
          </table:table-cell>
          <table:table-cell office:value-type="float" office:value="-0.33693" calcext:value-type="float">
            <text:p>-0,3369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5" calcext:value-type="float">
            <text:p>0,45</text:p>
          </table:table-cell>
          <table:table-cell office:value-type="float" office:value="1.54841" calcext:value-type="float">
            <text:p>1,54841</text:p>
          </table:table-cell>
          <table:table-cell office:value-type="float" office:value="-0.005877" calcext:value-type="float">
            <text:p>-0,005877</text:p>
          </table:table-cell>
          <table:table-cell office:value-type="float" office:value="-0.336927" calcext:value-type="float">
            <text:p>-0,33692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458333" calcext:value-type="float">
            <text:p>0,458333</text:p>
          </table:table-cell>
          <table:table-cell office:value-type="float" office:value="1.5484" calcext:value-type="float">
            <text:p>1,5484</text:p>
          </table:table-cell>
          <table:table-cell office:value-type="float" office:value="-0.005865" calcext:value-type="float">
            <text:p>-0,005865</text:p>
          </table:table-cell>
          <table:table-cell office:value-type="float" office:value="-0.336925" calcext:value-type="float">
            <text:p>-0,3369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1.548408" calcext:value-type="float">
            <text:p>1,548408</text:p>
          </table:table-cell>
          <table:table-cell office:value-type="float" office:value="-0.005878" calcext:value-type="float">
            <text:p>-0,005878</text:p>
          </table:table-cell>
          <table:table-cell office:value-type="float" office:value="-0.33692" calcext:value-type="float">
            <text:p>-0,336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475" calcext:value-type="float">
            <text:p>0,475</text:p>
          </table:table-cell>
          <table:table-cell office:value-type="float" office:value="1.548395" calcext:value-type="float">
            <text:p>1,548395</text:p>
          </table:table-cell>
          <table:table-cell office:value-type="float" office:value="-0.005887" calcext:value-type="float">
            <text:p>-0,005887</text:p>
          </table:table-cell>
          <table:table-cell office:value-type="float" office:value="-0.336914" calcext:value-type="float">
            <text:p>-0,3369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483333" calcext:value-type="float">
            <text:p>0,483333</text:p>
          </table:table-cell>
          <table:table-cell office:value-type="float" office:value="1.548409" calcext:value-type="float">
            <text:p>1,548409</text:p>
          </table:table-cell>
          <table:table-cell office:value-type="float" office:value="-0.005888" calcext:value-type="float">
            <text:p>-0,005888</text:p>
          </table:table-cell>
          <table:table-cell office:value-type="float" office:value="-0.336906" calcext:value-type="float">
            <text:p>-0,33690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491667" calcext:value-type="float">
            <text:p>0,491667</text:p>
          </table:table-cell>
          <table:table-cell office:value-type="float" office:value="1.5484" calcext:value-type="float">
            <text:p>1,5484</text:p>
          </table:table-cell>
          <table:table-cell office:value-type="float" office:value="-0.005875" calcext:value-type="float">
            <text:p>-0,005875</text:p>
          </table:table-cell>
          <table:table-cell office:value-type="float" office:value="-0.336922" calcext:value-type="float">
            <text:p>-0,3369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" calcext:value-type="float">
            <text:p>0,5</text:p>
          </table:table-cell>
          <table:table-cell office:value-type="float" office:value="1.548398" calcext:value-type="float">
            <text:p>1,548398</text:p>
          </table:table-cell>
          <table:table-cell office:value-type="float" office:value="-0.005865" calcext:value-type="float">
            <text:p>-0,005865</text:p>
          </table:table-cell>
          <table:table-cell office:value-type="float" office:value="-0.336936" calcext:value-type="float">
            <text:p>-0,33693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508333" calcext:value-type="float">
            <text:p>0,508333</text:p>
          </table:table-cell>
          <table:table-cell office:value-type="float" office:value="1.548396" calcext:value-type="float">
            <text:p>1,548396</text:p>
          </table:table-cell>
          <table:table-cell office:value-type="float" office:value="-0.005882" calcext:value-type="float">
            <text:p>-0,005882</text:p>
          </table:table-cell>
          <table:table-cell office:value-type="float" office:value="-0.336936" calcext:value-type="float">
            <text:p>-0,33693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516667" calcext:value-type="float">
            <text:p>0,516667</text:p>
          </table:table-cell>
          <table:table-cell office:value-type="float" office:value="1.548419" calcext:value-type="float">
            <text:p>1,548419</text:p>
          </table:table-cell>
          <table:table-cell office:value-type="float" office:value="-0.005874" calcext:value-type="float">
            <text:p>-0,005874</text:p>
          </table:table-cell>
          <table:table-cell office:value-type="float" office:value="-0.336925" calcext:value-type="float">
            <text:p>-0,33692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525" calcext:value-type="float">
            <text:p>0,525</text:p>
          </table:table-cell>
          <table:table-cell office:value-type="float" office:value="1.548402" calcext:value-type="float">
            <text:p>1,548402</text:p>
          </table:table-cell>
          <table:table-cell office:value-type="float" office:value="-0.005875" calcext:value-type="float">
            <text:p>-0,005875</text:p>
          </table:table-cell>
          <table:table-cell office:value-type="float" office:value="-0.336925" calcext:value-type="float">
            <text:p>-0,3369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1.548397" calcext:value-type="float">
            <text:p>1,548397</text:p>
          </table:table-cell>
          <table:table-cell office:value-type="float" office:value="-0.005884" calcext:value-type="float">
            <text:p>-0,005884</text:p>
          </table:table-cell>
          <table:table-cell office:value-type="float" office:value="-0.336925" calcext:value-type="float">
            <text:p>-0,3369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41667" calcext:value-type="float">
            <text:p>0,541667</text:p>
          </table:table-cell>
          <table:table-cell office:value-type="float" office:value="1.548406" calcext:value-type="float">
            <text:p>1,548406</text:p>
          </table:table-cell>
          <table:table-cell office:value-type="float" office:value="-0.005907" calcext:value-type="float">
            <text:p>-0,005907</text:p>
          </table:table-cell>
          <table:table-cell office:value-type="float" office:value="-0.33694" calcext:value-type="float">
            <text:p>-0,336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5" calcext:value-type="float">
            <text:p>0,55</text:p>
          </table:table-cell>
          <table:table-cell office:value-type="float" office:value="1.5484" calcext:value-type="float">
            <text:p>1,5484</text:p>
          </table:table-cell>
          <table:table-cell office:value-type="float" office:value="-0.005883" calcext:value-type="float">
            <text:p>-0,005883</text:p>
          </table:table-cell>
          <table:table-cell office:value-type="float" office:value="-0.336919" calcext:value-type="float">
            <text:p>-0,3369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558333" calcext:value-type="float">
            <text:p>0,558333</text:p>
          </table:table-cell>
          <table:table-cell office:value-type="float" office:value="1.548392" calcext:value-type="float">
            <text:p>1,548392</text:p>
          </table:table-cell>
          <table:table-cell office:value-type="float" office:value="-0.005883" calcext:value-type="float">
            <text:p>-0,005883</text:p>
          </table:table-cell>
          <table:table-cell office:value-type="float" office:value="-0.336916" calcext:value-type="float">
            <text:p>-0,3369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566667" calcext:value-type="float">
            <text:p>0,566667</text:p>
          </table:table-cell>
          <table:table-cell office:value-type="float" office:value="1.548407" calcext:value-type="float">
            <text:p>1,548407</text:p>
          </table:table-cell>
          <table:table-cell office:value-type="float" office:value="-0.00587" calcext:value-type="float">
            <text:p>-0,00587</text:p>
          </table:table-cell>
          <table:table-cell office:value-type="float" office:value="-0.336919" calcext:value-type="float">
            <text:p>-0,33691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575" calcext:value-type="float">
            <text:p>0,575</text:p>
          </table:table-cell>
          <table:table-cell office:value-type="float" office:value="1.548396" calcext:value-type="float">
            <text:p>1,548396</text:p>
          </table:table-cell>
          <table:table-cell office:value-type="float" office:value="-0.005877" calcext:value-type="float">
            <text:p>-0,005877</text:p>
          </table:table-cell>
          <table:table-cell office:value-type="float" office:value="-0.336932" calcext:value-type="float">
            <text:p>-0,3369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1.548396" calcext:value-type="float">
            <text:p>1,548396</text:p>
          </table:table-cell>
          <table:table-cell office:value-type="float" office:value="-0.005894" calcext:value-type="float">
            <text:p>-0,005894</text:p>
          </table:table-cell>
          <table:table-cell office:value-type="float" office:value="-0.336934" calcext:value-type="float">
            <text:p>-0,33693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91667" calcext:value-type="float">
            <text:p>0,591667</text:p>
          </table:table-cell>
          <table:table-cell office:value-type="float" office:value="1.548399" calcext:value-type="float">
            <text:p>1,548399</text:p>
          </table:table-cell>
          <table:table-cell office:value-type="float" office:value="-0.005888" calcext:value-type="float">
            <text:p>-0,005888</text:p>
          </table:table-cell>
          <table:table-cell office:value-type="float" office:value="-0.336928" calcext:value-type="float">
            <text:p>-0,33692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" calcext:value-type="float">
            <text:p>0,6</text:p>
          </table:table-cell>
          <table:table-cell office:value-type="float" office:value="1.548407" calcext:value-type="float">
            <text:p>1,548407</text:p>
          </table:table-cell>
          <table:table-cell office:value-type="float" office:value="-0.005878" calcext:value-type="float">
            <text:p>-0,005878</text:p>
          </table:table-cell>
          <table:table-cell office:value-type="float" office:value="-0.336928" calcext:value-type="float">
            <text:p>-0,33692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08333" calcext:value-type="float">
            <text:p>0,608333</text:p>
          </table:table-cell>
          <table:table-cell office:value-type="float" office:value="1.548404" calcext:value-type="float">
            <text:p>1,548404</text:p>
          </table:table-cell>
          <table:table-cell office:value-type="float" office:value="-0.005881" calcext:value-type="float">
            <text:p>-0,005881</text:p>
          </table:table-cell>
          <table:table-cell office:value-type="float" office:value="-0.336919" calcext:value-type="float">
            <text:p>-0,33691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616667" calcext:value-type="float">
            <text:p>0,616667</text:p>
          </table:table-cell>
          <table:table-cell office:value-type="float" office:value="1.5484" calcext:value-type="float">
            <text:p>1,5484</text:p>
          </table:table-cell>
          <table:table-cell office:value-type="float" office:value="-0.005891" calcext:value-type="float">
            <text:p>-0,005891</text:p>
          </table:table-cell>
          <table:table-cell office:value-type="float" office:value="-0.336935" calcext:value-type="float">
            <text:p>-0,33693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25" calcext:value-type="float">
            <text:p>0,625</text:p>
          </table:table-cell>
          <table:table-cell office:value-type="float" office:value="1.548391" calcext:value-type="float">
            <text:p>1,548391</text:p>
          </table:table-cell>
          <table:table-cell office:value-type="float" office:value="-0.005893" calcext:value-type="float">
            <text:p>-0,005893</text:p>
          </table:table-cell>
          <table:table-cell office:value-type="float" office:value="-0.336934" calcext:value-type="float">
            <text:p>-0,33693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1.548397" calcext:value-type="float">
            <text:p>1,548397</text:p>
          </table:table-cell>
          <table:table-cell office:value-type="float" office:value="-0.005892" calcext:value-type="float">
            <text:p>-0,005892</text:p>
          </table:table-cell>
          <table:table-cell office:value-type="float" office:value="-0.336941" calcext:value-type="float">
            <text:p>-0,33694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641667" calcext:value-type="float">
            <text:p>0,641667</text:p>
          </table:table-cell>
          <table:table-cell office:value-type="float" office:value="1.548401" calcext:value-type="float">
            <text:p>1,548401</text:p>
          </table:table-cell>
          <table:table-cell office:value-type="float" office:value="-0.005884" calcext:value-type="float">
            <text:p>-0,005884</text:p>
          </table:table-cell>
          <table:table-cell office:value-type="float" office:value="-0.336932" calcext:value-type="float">
            <text:p>-0,33693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5" calcext:value-type="float">
            <text:p>0,65</text:p>
          </table:table-cell>
          <table:table-cell office:value-type="float" office:value="1.548379" calcext:value-type="float">
            <text:p>1,548379</text:p>
          </table:table-cell>
          <table:table-cell office:value-type="float" office:value="-0.005905" calcext:value-type="float">
            <text:p>-0,005905</text:p>
          </table:table-cell>
          <table:table-cell office:value-type="float" office:value="-0.336919" calcext:value-type="float">
            <text:p>-0,3369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58333" calcext:value-type="float">
            <text:p>0,658333</text:p>
          </table:table-cell>
          <table:table-cell office:value-type="float" office:value="1.548404" calcext:value-type="float">
            <text:p>1,548404</text:p>
          </table:table-cell>
          <table:table-cell office:value-type="float" office:value="-0.00588" calcext:value-type="float">
            <text:p>-0,00588</text:p>
          </table:table-cell>
          <table:table-cell office:value-type="float" office:value="-0.336936" calcext:value-type="float">
            <text:p>-0,33693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1.548411" calcext:value-type="float">
            <text:p>1,548411</text:p>
          </table:table-cell>
          <table:table-cell office:value-type="float" office:value="-0.005887" calcext:value-type="float">
            <text:p>-0,005887</text:p>
          </table:table-cell>
          <table:table-cell office:value-type="float" office:value="-0.336935" calcext:value-type="float">
            <text:p>-0,33693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75" calcext:value-type="float">
            <text:p>0,675</text:p>
          </table:table-cell>
          <table:table-cell office:value-type="float" office:value="1.548396" calcext:value-type="float">
            <text:p>1,548396</text:p>
          </table:table-cell>
          <table:table-cell office:value-type="float" office:value="-0.005884" calcext:value-type="float">
            <text:p>-0,005884</text:p>
          </table:table-cell>
          <table:table-cell office:value-type="float" office:value="-0.336924" calcext:value-type="float">
            <text:p>-0,33692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683333" calcext:value-type="float">
            <text:p>0,683333</text:p>
          </table:table-cell>
          <table:table-cell office:value-type="float" office:value="1.548393" calcext:value-type="float">
            <text:p>1,548393</text:p>
          </table:table-cell>
          <table:table-cell office:value-type="float" office:value="-0.005893" calcext:value-type="float">
            <text:p>-0,005893</text:p>
          </table:table-cell>
          <table:table-cell office:value-type="float" office:value="-0.336931" calcext:value-type="float">
            <text:p>-0,33693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691667" calcext:value-type="float">
            <text:p>0,691667</text:p>
          </table:table-cell>
          <table:table-cell office:value-type="float" office:value="1.548409" calcext:value-type="float">
            <text:p>1,548409</text:p>
          </table:table-cell>
          <table:table-cell office:value-type="float" office:value="-0.005898" calcext:value-type="float">
            <text:p>-0,005898</text:p>
          </table:table-cell>
          <table:table-cell office:value-type="float" office:value="-0.336932" calcext:value-type="float">
            <text:p>-0,33693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7" calcext:value-type="float">
            <text:p>0,7</text:p>
          </table:table-cell>
          <table:table-cell office:value-type="float" office:value="1.548399" calcext:value-type="float">
            <text:p>1,548399</text:p>
          </table:table-cell>
          <table:table-cell office:value-type="float" office:value="-0.005876" calcext:value-type="float">
            <text:p>-0,005876</text:p>
          </table:table-cell>
          <table:table-cell office:value-type="float" office:value="-0.336933" calcext:value-type="float">
            <text:p>-0,33693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08333" calcext:value-type="float">
            <text:p>0,708333</text:p>
          </table:table-cell>
          <table:table-cell office:value-type="float" office:value="1.548398" calcext:value-type="float">
            <text:p>1,548398</text:p>
          </table:table-cell>
          <table:table-cell office:value-type="float" office:value="-0.0059" calcext:value-type="float">
            <text:p>-0,0059</text:p>
          </table:table-cell>
          <table:table-cell office:value-type="float" office:value="-0.336918" calcext:value-type="float">
            <text:p>-0,3369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716667" calcext:value-type="float">
            <text:p>0,716667</text:p>
          </table:table-cell>
          <table:table-cell office:value-type="float" office:value="1.548387" calcext:value-type="float">
            <text:p>1,548387</text:p>
          </table:table-cell>
          <table:table-cell office:value-type="float" office:value="-0.005894" calcext:value-type="float">
            <text:p>-0,005894</text:p>
          </table:table-cell>
          <table:table-cell office:value-type="float" office:value="-0.336922" calcext:value-type="float">
            <text:p>-0,33692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725" calcext:value-type="float">
            <text:p>0,725</text:p>
          </table:table-cell>
          <table:table-cell office:value-type="float" office:value="1.548393" calcext:value-type="float">
            <text:p>1,548393</text:p>
          </table:table-cell>
          <table:table-cell office:value-type="float" office:value="-0.005883" calcext:value-type="float">
            <text:p>-0,005883</text:p>
          </table:table-cell>
          <table:table-cell office:value-type="float" office:value="-0.336908" calcext:value-type="float">
            <text:p>-0,33690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1.548404" calcext:value-type="float">
            <text:p>1,548404</text:p>
          </table:table-cell>
          <table:table-cell office:value-type="float" office:value="-0.005879" calcext:value-type="float">
            <text:p>-0,005879</text:p>
          </table:table-cell>
          <table:table-cell office:value-type="float" office:value="-0.33693" calcext:value-type="float">
            <text:p>-0,3369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41667" calcext:value-type="float">
            <text:p>0,741667</text:p>
          </table:table-cell>
          <table:table-cell office:value-type="float" office:value="1.548391" calcext:value-type="float">
            <text:p>1,548391</text:p>
          </table:table-cell>
          <table:table-cell office:value-type="float" office:value="-0.005875" calcext:value-type="float">
            <text:p>-0,005875</text:p>
          </table:table-cell>
          <table:table-cell office:value-type="float" office:value="-0.336938" calcext:value-type="float">
            <text:p>-0,3369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5" calcext:value-type="float">
            <text:p>0,75</text:p>
          </table:table-cell>
          <table:table-cell office:value-type="float" office:value="1.548396" calcext:value-type="float">
            <text:p>1,548396</text:p>
          </table:table-cell>
          <table:table-cell office:value-type="float" office:value="-0.005882" calcext:value-type="float">
            <text:p>-0,005882</text:p>
          </table:table-cell>
          <table:table-cell office:value-type="float" office:value="-0.336938" calcext:value-type="float">
            <text:p>-0,33693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58333" calcext:value-type="float">
            <text:p>0,758333</text:p>
          </table:table-cell>
          <table:table-cell office:value-type="float" office:value="1.548413" calcext:value-type="float">
            <text:p>1,548413</text:p>
          </table:table-cell>
          <table:table-cell office:value-type="float" office:value="-0.005861" calcext:value-type="float">
            <text:p>-0,005861</text:p>
          </table:table-cell>
          <table:table-cell office:value-type="float" office:value="-0.336918" calcext:value-type="float">
            <text:p>-0,33691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66667" calcext:value-type="float">
            <text:p>0,766667</text:p>
          </table:table-cell>
          <table:table-cell office:value-type="float" office:value="1.548394" calcext:value-type="float">
            <text:p>1,548394</text:p>
          </table:table-cell>
          <table:table-cell office:value-type="float" office:value="-0.005894" calcext:value-type="float">
            <text:p>-0,005894</text:p>
          </table:table-cell>
          <table:table-cell office:value-type="float" office:value="-0.336895" calcext:value-type="float">
            <text:p>-0,336895</text:p>
          </table:table-cell>
        </table:table-row>
        <table:table-row table:style-name="ro1">
          <table:table-cell table:number-columns-repeated="2"/>
          <table:table-cell table:style-name="ce1" table:formula="of:=AVERAGE([.C5:.C92])" office:value-type="float" office:value="1.54839904545455" calcext:value-type="float">
            <text:p>1,5483990455</text:p>
          </table:table-cell>
          <table:table-cell table:style-name="ce1" table:formula="of:=AVERAGE([.D5:.D92])" office:value-type="float" office:value="-0.00588509090909091" calcext:value-type="float">
            <text:p>-0,0058850909</text:p>
          </table:table-cell>
          <table:table-cell table:style-name="ce1" table:formula="of:=AVERAGE([.E5:.E92])" office:value-type="float" office:value="-0.336925375" calcext:value-type="float">
            <text:p>-0,3369253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10:56:09.491892139</dc:date>
    <dc:creator>Dorian Goepp</dc:creator>
    <meta:editing-duration>PT31S</meta:editing-duration>
    <meta:editing-cycles>1</meta:editing-cycles>
    <meta:document-statistic meta:table-count="1" meta:cell-count="482" meta:object-count="0"/>
    <meta:generator>LibreOffice/5.1.4.2$Linux_X86_64 LibreOffice_project/10m0$Build-2</meta:generator>
  </office:meta>
</office:document-meta>
</file>